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75">
            <text:p>75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0.3f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0.2f</text:p>
          </table:table-cell>
          <table:table-cell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table:number-columns-repeated="2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string">
            <text:p>0.2f</text:p>
          </table:table-cell>
          <table:table-cell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4/15/2016</text:date>, <text:time>01:2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5T01:20:05.09</dc:date>
    <meta:editing-duration>PT10M16S</meta:editing-duration>
    <meta:editing-cycles>20</meta:editing-cycles>
    <dc:creator>Wister </dc:creator>
    <meta:document-statistic meta:table-count="1" meta:cell-count="129" meta:object-count="0"/>
  </office:meta>
</office:document-meta>
</file>